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1" svg:font-family="'Times New Roman'"/>
    <style:font-face style:name="Helvetica1" svg:font-family="Helvetica" style:font-family-generic="swiss"/>
    <style:font-face style:name="Linux Libertine Capitals" svg:font-family="'Linux Libertine Capitals'" style:font-pitch="variable"/>
    <style:font-face style:name="URW Chancery L" svg:font-family="'URW Chancery L'" style:font-pitch="variable"/>
    <style:font-face style:name="URW Palladio L" svg:font-family="'URW Palladio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entury Schoolbook L" fo:font-weight="bold" officeooo:rsid="0001cfa1" officeooo:paragraph-rsid="0001cfa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entury Schoolbook L" fo:font-weight="normal" officeooo:rsid="0001cfa1" officeooo:paragraph-rsid="0001cfa1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entury Schoolbook L" fo:font-weight="normal" officeooo:rsid="0001cfa1" officeooo:paragraph-rsid="0001cfa1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Century Schoolbook L" fo:font-weight="normal" officeooo:rsid="0001cfa1" officeooo:paragraph-rsid="0001cfa1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Century Schoolbook L" fo:font-weight="normal" officeooo:rsid="0001cfa1" officeooo:paragraph-rsid="0001cfa1" style:font-weight-asian="normal" style:font-weight-complex="normal"/>
    </style:style>
    <style:style style:name="P6" style:family="paragraph" style:parent-style-name="Header">
      <style:text-properties style:font-name="Times" officeooo:rsid="0001cfa1" officeooo:paragraph-rsid="0001cfa1"/>
    </style:style>
    <style:style style:name="P7" style:family="paragraph" style:parent-style-name="Text_20_body" style:list-style-name="L10">
      <style:paragraph-properties fo:margin-top="0in" fo:margin-bottom="0in" style:contextual-spacing="false" fo:line-height="120%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 style:list-style-name="L11">
      <style:paragraph-properties fo:margin-top="0in" fo:margin-bottom="0in" style:contextual-spacing="false" fo:line-height="120%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 style:list-style-name="L9">
      <style:paragraph-properties fo:margin-top="0in" fo:margin-bottom="0in" style:contextual-spacing="false" fo:line-height="130%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 style:list-style-name="L5">
      <style:paragraph-properties fo:margin-top="0in" fo:margin-bottom="0in" style:contextual-spacing="false" fo:line-height="130%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9">
      <style:paragraph-properties fo:margin-top="0in" fo:margin-bottom="0in" style:contextual-spacing="false" fo:line-height="130%" fo:background-color="transparent">
        <style:background-image/>
      </style:paragraph-properties>
      <style:text-properties style:font-name="Times" fo:font-size="12pt" style:font-size-asian="12pt" style:font-size-complex="12pt"/>
    </style:style>
    <style:style style:name="P12" style:family="paragraph" style:parent-style-name="Text_20_body">
      <style:paragraph-properties fo:margin-top="0in" fo:margin-bottom="0in" style:contextual-spacing="false" fo:line-height="120%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in" style:contextual-spacing="false" fo:line-height="130%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in" style:contextual-spacing="false" fo:line-height="120%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in" style:contextual-spacing="false" fo:line-height="130%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style:contextual-spacing="false" fo:line-height="120%" fo:text-align="center" style:justify-single-word="false"/>
      <style:text-properties style:font-name="Times" fo:font-size="15pt" officeooo:paragraph-rsid="0001cfa1" style:font-size-asian="15pt" style:font-size-complex="15pt"/>
    </style:style>
    <style:style style:name="P17" style:family="paragraph" style:parent-style-name="Text_20_body">
      <style:paragraph-properties fo:margin-top="0in" fo:margin-bottom="0in" style:contextual-spacing="false" fo:line-height="120%" fo:text-align="center" style:justify-single-word="false"/>
      <style:text-properties style:font-name="Times" fo:font-size="12pt" officeooo:paragraph-rsid="0001cfa1" style:font-size-asian="12pt" style:font-size-complex="12pt"/>
    </style:style>
    <style:style style:name="P18" style:family="paragraph" style:parent-style-name="Text_20_body">
      <style:paragraph-properties fo:margin-top="0in" fo:margin-bottom="0in" style:contextual-spacing="false" fo:line-height="130%"/>
      <style:text-properties style:font-name="Times" fo:font-size="12pt" style:font-size-asian="12pt" style:font-size-complex="12pt"/>
    </style:style>
    <style:style style:name="P19" style:family="paragraph" style:parent-style-name="Text_20_body" style:list-style-name="L9">
      <style:paragraph-properties fo:margin-top="0in" fo:margin-bottom="0in" style:contextual-spacing="false" fo:line-height="130%"/>
      <style:text-properties style:font-name="Times" fo:font-size="12pt" style:font-size-asian="12pt" style:font-size-complex="12pt"/>
    </style:style>
    <style:style style:name="P20" style:family="paragraph" style:parent-style-name="Text_20_body">
      <style:paragraph-properties fo:line-height="120%"/>
      <style:text-properties style:font-name="Times" fo:font-size="12pt" style:font-size-asian="12pt" style:font-size-complex="12pt"/>
    </style:style>
    <style:style style:name="T1" style:family="text">
      <style:text-properties style:font-name="Arial" fo:font-size="11.8500003814697pt"/>
    </style:style>
    <style:style style:name="T2" style:family="text">
      <style:text-properties style:font-name="Arial" fo:font-size="11.8500003814697pt"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8500003814697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8500003814697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1.8500003814697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.8500003814697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73fe9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1cfa1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1cfa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ize-asian="15pt" style:font-size-complex="15pt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1cfa1" style:text-blinking="false" fo:background-color="transparent" loext:char-shading-value="0" style:font-size-asian="15pt" style:font-size-complex="15pt"/>
    </style:style>
    <style:style style:name="T14" style:family="text">
      <style:text-properties fo:font-size="11.8500003814697pt" fo:font-style="normal" fo:font-weight="normal"/>
    </style:style>
    <style:style style:name="T15" style:family="text">
      <style:text-properties fo:font-style="normal" fo:font-weight="normal"/>
    </style:style>
    <style:style style:name="T16" style:family="text">
      <style:text-properties officeooo:rsid="0001cfa1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docs-internal-guid-1c6ce880-0403-e1a8-acd6-90c4ba667489"/><text:span text:style-name="T9">Purdue Course Assistant</text:span></text:p>
      <text:p text:style-name="P12">Team Members: </text:p>
      <text:p text:style-name="P14">Chen Fang, Zhengshang Liu, Ransen Niu, Jiaping Qi, Ziqi Wang, Hao Xu</text:p>
      <text:p text:style-name="P20"/>
      <text:p text:style-name="P12">Problem Statement:</text:p>
      <text:p text:style-name="P14">Most students are not familiar with future classes and professors. Besides myPurdue and advisors, our program provides users another way to understand a class before registration. Users will have an overview of class based on reviews from other students and sample questions.</text:p>
      <text:p text:style-name="P20"/>
      <text:p text:style-name="P12">Project Objectives:</text:p>
      <text:list xml:id="list5272495575772955247" text:style-name="L10">
        <text:list-item>
          <text:p text:style-name="P7">Courses information:</text:p>
          <text:list>
            <text:list-item>
              <text:p text:style-name="P7">Official information of courses and professors</text:p>
            </text:list-item>
            <text:list-item>
              <text:p text:style-name="P7">Ratings and comments from students</text:p>
            </text:list-item>
            <text:list-item>
              <text:p text:style-name="P7">Assign each class with tags to show characteristics (e.g. core/elective, high/normal-workload)</text:p>
            </text:list-item>
          </text:list>
        </text:list-item>
        <text:list-item>
          <text:p text:style-name="P7">Pre-test system: Help users acquire the difficulty of the course and test their understanding about the topics. </text:p>
        </text:list-item>
        <text:list-item>
          <text:p text:style-name="P7">Courses suggestion: List an available courses list based on classes taken before and tags chosen by users.</text:p>
        </text:list-item>
      </text:list>
      <text:p text:style-name="P20"/>
      <text:p text:style-name="P12">Stakeholders:</text:p>
      <text:p text:style-name="P14">Users: Purdue students </text:p>
      <text:p text:style-name="P14">Developers: Chen Fang, Zhengshang Liu, Ransen Niu, Jiaping Qi, Ziqi Wang, Hao Xu</text:p>
      <text:p text:style-name="P14">Development Manager: TBD</text:p>
      <text:p text:style-name="P20"/>
      <text:p text:style-name="P12">Project Deliverables:</text:p>
      <text:list xml:id="list771563501734993180" text:style-name="L11">
        <text:list-item>
          <text:p text:style-name="P8">Platform: IOS</text:p>
        </text:list-item>
        <text:list-item>
          <text:p text:style-name="P8">Front-end: UI of the program that display the course information, pretest system and course suggestions, using Objective-C and Swift.</text:p>
        </text:list-item>
        <text:list-item>
          <text:p text:style-name="P8">Back-end: Server which collects and analyses data received from users and generates recommend courses by tag.</text:p>
        </text:list-item>
        <text:list-item>
          <text:p text:style-name="P8">Database that contains the information of course and professor, as well as ratings, comments, and pretests.</text:p>
        </text:list-item>
      </text:list>
      <text:p text:style-name="P1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1" svg:font-family="'Times New Roman'"/>
    <style:font-face style:name="Helvetica1" svg:font-family="Helvetica" style:font-family-generic="swiss"/>
    <style:font-face style:name="Linux Libertine Capitals" svg:font-family="'Linux Libertine Capitals'" style:font-pitch="variable"/>
    <style:font-face style:name="URW Chancery L" svg:font-family="'URW Chancery L'" style:font-pitch="variable"/>
    <style:font-face style:name="URW Palladio L" svg:font-family="'URW Palladio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Helvetica1" style:font-family-complex="Helvetic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Helvetica1" style:font-family-complex="Helvetic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Helvetica1" style:font-family-complex="Helvetica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" officeooo:rsid="0001cfa1" officeooo:paragraph-rsid="0001cfa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eam 9<text:tab/>Project Charter<text:tab/>1/19/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3:01:57.074050330</meta:creation-date>
    <dc:date>2015-01-19T16:08:12.869279451</dc:date>
    <meta:editing-duration>PT9M21S</meta:editing-duration>
    <meta:editing-cycles>6</meta:editing-cycles>
    <meta:generator>LibreOffice/4.2.6.3$Linux_X86_64 LibreOffice_project/420m0$Build-3</meta:generator>
    <meta:print-date>2015-01-19T16:00:54.181419620</meta:print-date>
    <meta:document-statistic meta:table-count="0" meta:image-count="0" meta:object-count="0" meta:page-count="1" meta:paragraph-count="22" meta:word-count="211" meta:character-count="1394" meta:non-whitespace-character-count="1212"/>
  </office:meta>
</office:document-meta>
</file>